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 New Roman" fo:font-size="24.0pt"/>
    </style:style>
    <style:style style:name="P2" style:family="paragraph" style:parent-style-name="Standard">
      <style:text-properties style:font-name="Times New Roman" fo:font-size="18.0pt"/>
    </style:style>
    <style:style style:name="P3" style:family="paragraph" style:parent-style-name="Standard">
      <style:text-properties style:font-name="Times New Roman" fo:font-size="14.0pt"/>
    </style:style>
    <style:style style:name="P4" style:family="paragraph" style:parent-style-name="Standard">
      <style:text-properties style:font-name="Times New Roman" fo:font-size="14.0pt" fo:color="#c9211e"/>
    </style:style>
    <style:style style:name="P5" style:family="paragraph" style:parent-style-name="Standard">
      <style:paragraph-properties fo:line-height="90%"/>
      <style:text-properties style:font-name="Times New Roman" fo:font-size="14.0pt" fo:color="#000000"/>
    </style:style>
    <style:style style:name="P6" style:family="paragraph" style:parent-style-name="Standard">
      <style:paragraph-properties fo:line-height="90%"/>
      <style:text-properties style:font-name="Helvetica" fo:font-size="28.0pt" fo:color="#000000"/>
    </style:style>
    <style:style style:name="P7" style:family="paragraph" style:parent-style-name="Standard">
      <style:paragraph-properties fo:line-height="90%"/>
      <style:text-properties style:font-name="Times New Roman" fo:font-size="18.0pt"/>
    </style:style>
    <style:style style:name="P8" style:family="paragraph" style:parent-style-name="Standard">
      <style:paragraph-properties fo:line-height="90%"/>
      <style:text-properties style:font-name="Times New Roman" fo:font-size="14.0pt"/>
    </style:style>
    <style:style style:name="P9" style:family="paragraph" style:parent-style-name="Standard">
      <style:paragraph-properties fo:text-align="center" fo:line-height="90%"/>
      <style:text-properties style:font-name="Times New Roman" fo:font-size="14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000000"/>
    </style:style>
    <style:style style:name="T3" style:family="text">
      <style:text-properties fo:color="#22ff0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Брейншейкер лицей апрель</text:span></text:p>
      <text:p text:style-name="P2"><text:span text:style-name="T1">Часть 1</text:span></text:p>
      <text:p text:style-name="P3"><text:span text:style-name="T1"/></text:p>
      <text:p text:style-name="P3">1. "Не пнешь — не полетит". "Как пнешь, так и полетит". "Как пнешь, так и получишь". Ответьте двумя словами, для запоминания чего предназначены эти три фразы.</text:p>
      <text:p text:style-name="P3">Ответ: Законов Ньютона. </text:p>
      <text:p text:style-name="P3">Комментарий: Вульгарно, но смысл каждого закона запомнить можно.</text:p>
      <text:p text:style-name="P3"/>
      <text:p text:style-name="P3">2. Математический анекдот. Математика спрашивают: "Есть ли крылья у слона?" - "Есть, - отвечает математик, но они..." Закончите фразу двумя словами!</text:p>
      <text:p text:style-name="P3">Ответ: "... равны нулю".</text:p>
      <text:p text:style-name="P3"/>
      <text:p text:style-name="P3">3. Когда в студенческой столовой ленинградского университета появились три варианта качественно различных обедов (с соответствующим разбросом цен), то эти обеды в порядке убывания цены стали именоваться студентами соответственно действительными, комплексными и... Как назывался третий, самый дешевый вариант?</text:p>
      <text:p text:style-name="P3">Ответ: Мнимый обед</text:p>
      <text:p text:style-name="P3"/>
      <text:p text:style-name="P3">4. Станислав Ежи Лец спрашивает: «Что ты скажешь на это, физика? В отношениях между людьми трения ведут к … .</text:p>
      <text:p text:style-name="P3">А к чему ведут трения?</text:p>
      <text:p text:style-name="P3">Ответ: К охлаждению</text:p>
      <text:p text:style-name="P3"/>
      <text:p text:style-name="P3">5. как-то разыграть то что в физике кило=1000, а в информатике - 1024</text:p>
      <text:p text:style-name="P3"/>
      <text:p text:style-name="P3">6. В начале XX века электрические компании США вели ожесточенную войну с газовыми. Чтобы доказать опасность газа и безопасность электричества, они проводили публичные демонстрации. На сцену выходила кошка, которую помещали в специальную клетку. Клетка подключалась к источнику тока высокого напряжения, но кошка оставалась невредима. Затем в клетку пускали струю светильного газа, и кошка мгновенно погибала. Какое физическое явление лежало в основе этого «фокуса»?</text:p>
      <text:p text:style-name="P3">Ответ: Электростатическая защита / Клетка Фарадея. <text:line-break/>Комментарий: Металлическая клетка экранирует внутреннее пространство от внешнего электрического поля, поэтому ток шел по поверхности клетки, не задевая кошку. Газ же проникал внутрь и отравлял животное.</text:p>
      <text:p text:style-name="P3"/>
      <text:p text:style-name="P4"><text:span text:style-name="T2">7. Вероятнось выбрать рациональное число из множества дейсвительных равна нулю(Q - счётное, R — несчётное) </text:span>(как по мне, слишком сложно, с понятиями счетности и несчетности множеств в школе знакомы только отдельные личности вроде нашего Алёхина)<text:span text:style-name="T3">(да не, в целом нормально, именно в такой формулировке я в первый раз услышал ещё в школе)</text:span></text:p>
      <text:p text:style-name="P3"/>
      <text:p text:style-name="P3">8. В 1912 году в газетах появилась сенсационная фотография: на палубе корабля стоят хорошо одетые господа, а над ними в воздухе завис странный аппарат. Это был один из первых авиационных трюков для прессы. Однако физик, взглянув на фото, сразу сказал бы, что это монтаж. Какая физическая несообразность выдала подделку?</text:p>
      <text:p text:style-name="P3">Ответ: Отсутствие ветра / Прически и одежда. </text:p>
      <text:p text:style-name="P3">Комментарий: Если бы дирижабль или самолет висел прямо над палубой на малой высоте, винты создавали бы мощный поток воздуха, который раздувал бы одежду и волосы людей. На фото люди стояли со спокойными прическами, значит, снимок смонтирован.</text:p>
      <text:p text:style-name="P3"/>
      <text:p text:style-name="P3">9.</text:p>
      <text:p text:style-name="P5">В пересказе Бориса Заходера "Алисы в Стране Чудес" математик нетривиально разделил кусок пирога между собою и козликом. Что же досталось математику, а что — козлику?</text:p>
      <text:p text:style-name="P5">Ответ: математику пи, козлику - рога</text:p>
      <text:p text:style-name="P5"/>
      <text:p text:style-name="P5">10. </text:p>
      <text:p text:style-name="P5">Один сингапурский математик назвал своего сына именем, популярным в Англии. Когда родился еще один сын, он назвал младшего китайским именем. Можно сказать, что оба сына вместе представляют собой смешанный экстремум. Как зовут каждого из сыновей?</text:p>
      <text:p text:style-name="P5">Ответ: Макс, Мин</text:p>
      <text:p text:style-name="P5"/>
      <text:p text:style-name="P5">11. </text:p>
      <text:p text:style-name="P5">Голландский физик Гендрик Лоренц нашел соотношение между плотностью вещества и его преломляющей способностью. Несколько ранее эту же формулу, но совершенно другим путем получил датский физик. За формулой утвердилось двойное название. Открытие этой формулы является любопытным случаем с точки зрения теории вероятности. Как называется эта формула?</text:p>
      <text:p text:style-name="P5">Ответ: Формула Лоренца-Лоренца (фамилия датского физика тоже была Лоренц)</text:p>
      <text:p text:style-name="P6"/>
      <text:p text:style-name="P7"><text:span text:style-name="T1">Часть 2</text:span></text:p>
      <text:p text:style-name="P3"><text:span text:style-name="T1"/></text:p>
      <text:p text:style-name="P5">1. Встретились два математика. Первый спрашивает второго, есть ли у него дети. "Да", — говорит второй, "У меня трое детей". "А сколько им лет?" — спросил Первый, на что Второй ответил: "Сумма их возрастов равна числу окон в этом доме, а произведение — 36". Первый математик посмотрел на дом, подумал и говорит: "Этой информации недостаточно". "Да, конечно, я совсем забыл: младший сын — рыжий". Сколько лет детям (каждому) второго математика?</text:p>
      <text:p text:style-name="P5">Ответ: 1, 6, 6</text:p>
      <text:p text:style-name="P5"><text:span text:style-name="T1">Комментарий:</text:span> Возможны такие варианты сумм при произведении 36: 1+2+18=21; 2+2+9=13; 2+3+6=11; 3+3+4=10; 1+3+12=16; 1+4+9=14; 1+6+6=13. Так как первый математик знал количество окон в доме, но после раздумий эти условия его не удовлетворили, то следовательно ответ не однозначный. Это реализуется в случаях 2 и 7. В случае 2 младшие дети — близнецы, а по условиям задачи младший ребенок отличается от остальных — он рыжий. Следовательно, это вариант 7.</text:p>
      <text:p text:style-name="P5"/>
      <text:p text:style-name="P5">2. <text:s/>Вы видите знак, которым обозначается единица измерения электрического сопротивления — Ом. Справа — обозначение Сименса — единицы измерения электрической проводимости, величины, обратной Ому. Эта единица была введена Сименсом в 1860 году, а до этого использовалась другая величина. Мы не спрашиваем вас, как она называлась. Нарисуйте знак, которым она обозначалась.</text:p>
      <text:p text:style-name="P5">Ответ: рисунок с презы</text:p>
      <text:p text:style-name="P5">Комментарий: Раньше применялось название "мо" (англ. mho), представляющее собой прочитанное назад слово "ом" (ohm); обозначалось перевернутой буквой Ω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